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efaul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Default" text:outline-level="1"><text:s text:c="2"/>1 <text:s/><text:span text:style-name="style2">//Utilise libsdl pour dessiner la fenêtre</text:span></text:h>
      <text:h text:style-name="Default" text:outline-level="1"><text:s text:c="2"/>2 <text:s/></text:h>
      <text:h text:style-name="Default" text:outline-level="1"><text:s text:c="2"/>3 <text:s/></text:h>
      <text:h text:style-name="Default" text:outline-level="1"><text:s text:c="2"/>4 <text:s/><text:span text:style-name="style9">#include "Frame.h"</text:span></text:h>
      <text:h text:style-name="Default" text:outline-level="1"><text:s text:c="2"/>5 <text:s/><text:span text:style-name="style9">#include "libsdl.h"</text:span></text:h>
      <text:h text:style-name="Default" text:outline-level="1"><text:s text:c="2"/>6 <text:s/><text:span text:style-name="style9">#include &lt;SDL/SDL.h&gt;</text:span></text:h>
      <text:h text:style-name="Default" text:outline-level="1"><text:s text:c="2"/>7 <text:s/><text:span text:style-name="style2">//#include &lt;SDL/SDL_tf.h&gt;</text:span></text:h>
      <text:h text:style-name="Default" text:outline-level="1"><text:s text:c="2"/>8 <text:s/></text:h>
      <text:h text:style-name="Default" text:outline-level="1"><text:s text:c="2"/>9 <text:s/><text:span text:style-name="style5">using namespace </text:span>std<text:span text:style-name="style10">;</text:span></text:h>
      <text:h text:style-name="Default" text:outline-level="1"><text:s/>10 <text:s/><text:span text:style-name="style5">namespace </text:span>interpo</text:h>
      <text:h text:style-name="Default" text:outline-level="1"><text:s/>11 <text:s/><text:span text:style-name="style10">{</text:span></text:h>
      <text:h text:style-name="Default" text:outline-level="1"><text:s/>12 <text:s/><text:span text:style-name="style5">typedef struct </text:span><text:span text:style-name="style10">{</text:span></text:h>
      <text:h text:style-name="Default" text:outline-level="1"><text:s/>13 <text:s text:c="5"/><text:span text:style-name="style5">int </text:span>x<text:span text:style-name="style10">;</text:span></text:h>
      <text:h text:style-name="Default" text:outline-level="1"><text:s/>14 <text:s text:c="5"/><text:span text:style-name="style5">int </text:span>y<text:span text:style-name="style10">;</text:span></text:h>
      <text:h text:style-name="Default" text:outline-level="1"><text:s/>15 <text:s/><text:span text:style-name="style10">} </text:span>Point<text:span text:style-name="style10">;</text:span></text:h>
      <text:h text:style-name="Default" text:outline-level="1"><text:s/>16 <text:s/></text:h>
      <text:h text:style-name="Default" text:outline-level="1"><text:s/>17 <text:s/>Frame<text:span text:style-name="style10">::</text:span>Frame<text:span text:style-name="style10">() : </text:span>lib<text:span text:style-name="style10">(</text:span>Frame_L<text:span text:style-name="style10">,</text:span>Frame_H<text:span text:style-name="style10">,</text:span>lib<text:span text:style-name="style10">.</text:span>couleurs<text:span text:style-name="style10">[</text:span>lib<text:span text:style-name="style10">.</text:span>C_GRIS<text:span text:style-name="style10">])</text:span></text:h>
      <text:h text:style-name="Default" text:outline-level="1"><text:s/>18 <text:s/><text:span text:style-name="style10">{</text:span></text:h>
      <text:h text:style-name="Default" text:outline-level="1"><text:s/>19 <text:s text:c="5"/>debug <text:span text:style-name="style10">=</text:span><text:span text:style-name="style4">1</text:span><text:span text:style-name="style10">;</text:span></text:h>
      <text:h text:style-name="Default" text:outline-level="1"><text:s/>20 <text:s text:c="5"/>running <text:span text:style-name="style10">= </text:span><text:span text:style-name="style5">true</text:span><text:span text:style-name="style10">;</text:span></text:h>
      <text:h text:style-name="Default" text:outline-level="1"><text:s/>21 <text:s text:c="5"/>rec_work<text:span text:style-name="style10">.</text:span>h <text:span text:style-name="style10">= (</text:span>Frame_H<text:span text:style-name="style10">)/</text:span><text:span text:style-name="style4">5</text:span><text:span text:style-name="style10">*</text:span><text:span text:style-name="style4">4</text:span><text:span text:style-name="style10">;</text:span></text:h>
      <text:h text:style-name="Default" text:outline-level="1"><text:s/>22 <text:s text:c="5"/>rec_work<text:span text:style-name="style10">.</text:span>w <text:span text:style-name="style10">= (</text:span>Frame_L<text:span text:style-name="style10">)/</text:span><text:span text:style-name="style4">5</text:span><text:span text:style-name="style10">*</text:span><text:span text:style-name="style4">4</text:span><text:span text:style-name="style10">;</text:span></text:h>
      <text:h text:style-name="Default" text:outline-level="1"><text:s/>23 <text:s text:c="5"/>rec_work<text:span text:style-name="style10">.</text:span>x<text:span text:style-name="style10">=</text:span><text:span text:style-name="style4">10</text:span><text:span text:style-name="style10">;</text:span></text:h>
      <text:h text:style-name="Default" text:outline-level="1"><text:s/>24 <text:s text:c="5"/>rec_work<text:span text:style-name="style10">.</text:span>y<text:span text:style-name="style10">=</text:span><text:span text:style-name="style4">10</text:span><text:span text:style-name="style10">;</text:span></text:h>
      <text:h text:style-name="Default" text:outline-level="1"><text:s/>25 <text:s/></text:h>
      <text:h text:style-name="Default" text:outline-level="1"><text:s/>26 <text:s text:c="5"/><text:span text:style-name="style5">for</text:span><text:span text:style-name="style10">(</text:span><text:span text:style-name="style5">int </text:span>i<text:span text:style-name="style10">=</text:span><text:span text:style-name="style4">0</text:span><text:span text:style-name="style10">; </text:span>i<text:span text:style-name="style10">&lt;</text:span><text:span text:style-name="style4">10</text:span><text:span text:style-name="style10">; </text:span>i<text:span text:style-name="style10">++) {</text:span></text:h>
      <text:h text:style-name="Default" text:outline-level="1"><text:s/>27 <text:s text:c="9"/>posButton<text:span text:style-name="style10">[</text:span>i<text:span text:style-name="style10">].</text:span>x <text:span text:style-name="style10">= (</text:span>Frame_L <text:span text:style-name="style10">- (</text:span>rec_work<text:span text:style-name="style10">.</text:span>w<text:span text:style-name="style10">+</text:span>rec_work<text:span text:style-name="style10">.</text:span>x<text:span text:style-name="style10">))/</text:span><text:span text:style-name="style4">2 </text:span><text:span text:style-name="style10">+ </text:span>rec_work<text:span text:style-name="style10">.</text:span>w <text:span text:style-name="style10">+ <text:s/></text:span>rec_work<text:span text:style-name="style10">.</text:span>x<text:span text:style-name="style10">- </text:span><text:span text:style-name="style4">50 </text:span><text:span text:style-name="style10">;</text:span></text:h>
      <text:h text:style-name="Default" text:outline-level="1"><text:s/>28 <text:s text:c="9"/>posButton<text:span text:style-name="style10">[</text:span>i<text:span text:style-name="style10">].</text:span>y <text:span text:style-name="style10">= </text:span><text:span text:style-name="style4">10</text:span><text:span text:style-name="style10">+ (</text:span><text:span text:style-name="style4">50 </text:span><text:span text:style-name="style10">* </text:span>i<text:span text:style-name="style10">);</text:span></text:h>
      <text:h text:style-name="Default" text:outline-level="1"><text:s/>29 <text:s text:c="9"/>button<text:span text:style-name="style10">[</text:span>i<text:span text:style-name="style10">]= </text:span>NULL<text:span text:style-name="style10">;</text:span></text:h>
      <text:h text:style-name="Default" text:outline-level="1"><text:s/>30 <text:s text:c="5"/><text:span text:style-name="style10">}</text:span></text:h>
      <text:h text:style-name="Default" text:outline-level="1"><text:s/>31 <text:s/></text:h>
      <text:h text:style-name="Default" text:outline-level="1"><text:s/>32 <text:s text:c="5"/>button<text:span text:style-name="style10">[</text:span><text:span text:style-name="style4">0</text:span><text:span text:style-name="style10">] = </text:span>SDL_LoadBMP<text:span text:style-name="style10">(</text:span><text:span text:style-name="style6">"img/bn-init-on.bmp"</text:span><text:span text:style-name="style10">);</text:span></text:h>
      <text:h text:style-name="Default" text:outline-level="1"><text:s/>33 <text:s text:c="5"/>button<text:span text:style-name="style10">[</text:span><text:span text:style-name="style4">1</text:span><text:span text:style-name="style10">] = </text:span>SDL_LoadBMP<text:span text:style-name="style10">(</text:span><text:span text:style-name="style6">"img/bn-interpo1-on.bmp"</text:span><text:span text:style-name="style10">);</text:span></text:h>
      <text:h text:style-name="Default" text:outline-level="1"><text:s/>34 <text:s/></text:h>
      <text:h text:style-name="Default" text:outline-level="1"><text:s/>35 <text:s/></text:h>
      <text:h text:style-name="Default" text:outline-level="1"><text:s/>36 <text:s text:c="5"/><text:span text:style-name="style2">//lib.setWorkspace(workspace,rec_work,lib.couleurs[lib.C_BLANC]);</text:span></text:h>
      <text:h text:style-name="Default" text:outline-level="1"><text:s/>37 <text:s text:c="5"/>workspace <text:span text:style-name="style10">= </text:span>SDL_CreateRGBSurface<text:span text:style-name="style10">(</text:span>SDL_SWSURFACE<text:span text:style-name="style10">,</text:span>rec_work<text:span text:style-name="style10">.</text:span>w<text:span text:style-name="style10">,</text:span>rec_work<text:span text:style-name="style10">.</text:span>h<text:span text:style-name="style10">,</text:span><text:span text:style-name="style4">32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);</text:span></text:h>
      <text:h text:style-name="Default" text:outline-level="1"><text:s/>38 <text:s text:c="5"/>screen <text:span text:style-name="style10">= </text:span>lib<text:span text:style-name="style10">.</text:span>getScreen<text:span text:style-name="style10">();</text:span></text:h>
      <text:h text:style-name="Default" text:outline-level="1"><text:s/>39 <text:s/><text:span text:style-name="style10">}</text:span></text:h>
      <text:h text:style-name="Default" text:outline-level="1"><text:s/>40 <text:s/></text:h>
      <text:h text:style-name="Default" text:outline-level="1"><text:s/>41 <text:s/></text:h>
      <text:h text:style-name="Default" text:outline-level="1"><text:s/>42 <text:s/>Frame<text:span text:style-name="style10">::~</text:span>Frame<text:span text:style-name="style10">() {}</text:span></text:h>
      <text:h text:style-name="Default" text:outline-level="1"><text:s/>43 <text:s/></text:h>
      <text:h text:style-name="Default" text:outline-level="1"><text:s/>44 <text:s/><text:span text:style-name="style5">void <text:s text:c="3"/></text:span>Frame<text:span text:style-name="style10">::</text:span>start<text:span text:style-name="style10">()</text:span></text:h>
      <text:h text:style-name="Default" text:outline-level="1"><text:s/>45 <text:s/><text:span text:style-name="style10">{</text:span></text:h>
      <text:h text:style-name="Default" text:outline-level="1"><text:s/>46 <text:s text:c="5"/>SDL_FillRect<text:span text:style-name="style10">(</text:span>screen<text:span text:style-name="style10">, </text:span><text:span text:style-name="style4">0</text:span><text:span text:style-name="style10">, </text:span>lib<text:span text:style-name="style10">.</text:span>couleurs<text:span text:style-name="style10">[</text:span>lib<text:span text:style-name="style10">.</text:span>C_GRIS<text:span text:style-name="style10">]);</text:span></text:h>
      <text:h text:style-name="Default" text:outline-level="1"><text:s/>47 <text:s text:c="5"/>SDL_FillRect<text:span text:style-name="style10">(</text:span>workspace<text:span text:style-name="style10">,</text:span><text:span text:style-name="style4">0 </text:span><text:span text:style-name="style10">, </text:span>SDL_MapRGB<text:span text:style-name="style10">(</text:span>screen<text:span text:style-name="style10">-&gt;</text:span>format<text:span text:style-name="style10">, </text:span><text:span text:style-name="style4">255</text:span><text:span text:style-name="style10">, </text:span><text:span text:style-name="style4">255</text:span><text:span text:style-name="style10">, </text:span><text:span text:style-name="style4">255</text:span><text:span text:style-name="style10">));</text:span></text:h>
      <text:h text:style-name="Default" text:outline-level="1"><text:s/>48 <text:s text:c="5"/><text:span text:style-name="style5">int </text:span>done <text:span text:style-name="style10">=</text:span><text:span text:style-name="style4">0</text:span><text:span text:style-name="style10">;</text:span></text:h>
      <text:h text:style-name="Default" text:outline-level="1"><text:s/>49 <text:s text:c="5"/><text:span text:style-name="style5">while </text:span><text:span text:style-name="style10">(!</text:span>done <text:span text:style-name="style10">) {</text:span></text:h>
      <text:h text:style-name="Default" text:outline-level="1"><text:s/>50 <text:s text:c="9"/><text:span text:style-name="style2">// message processing loop</text:span></text:h>
      <text:h text:style-name="Default" text:outline-level="1"><text:s/>51 <text:s text:c="9"/>SDL_Event event<text:span text:style-name="style10">;</text:span></text:h>
      <text:h text:style-name="Default" text:outline-level="1"><text:s/>52 <text:s text:c="9"/><text:span text:style-name="style5">while </text:span><text:span text:style-name="style10">(</text:span>SDL_PollEvent<text:span text:style-name="style10">(&amp;</text:span>event<text:span text:style-name="style10">)) {</text:span></text:h>
      <text:h text:style-name="Default" text:outline-level="1"><text:s/>53 <text:s text:c="13"/><text:span text:style-name="style2">// check for messages</text:span></text:h>
      <text:h text:style-name="Default" text:outline-level="1"><text:s/>54 <text:s text:c="13"/><text:span text:style-name="style5">switch </text:span><text:span text:style-name="style10">(</text:span>event<text:span text:style-name="style10">.</text:span>type<text:span text:style-name="style10">) <text:s text:c="5"/>{</text:span></text:h>
      <text:h text:style-name="Default" text:outline-level="1"><text:s/>55 <text:s text:c="17"/><text:span text:style-name="style2">// exit if the window is closed</text:span></text:h>
      <text:h text:style-name="Default" text:outline-level="1"><text:s/>56 <text:s text:c="13"/><text:span text:style-name="style5">case </text:span>SDL_QUIT<text:span text:style-name="style10">:</text:span></text:h>
      <text:h text:style-name="Default" text:outline-level="1"><text:s/>57 <text:s text:c="17"/>done <text:span text:style-name="style10">= </text:span><text:span text:style-name="style5">true</text:span><text:span text:style-name="style10">;</text:span></text:h>
      <text:h text:style-name="Default" text:outline-level="1"><text:s/>58 <text:s text:c="17"/><text:span text:style-name="style5">break</text:span><text:span text:style-name="style10">;</text:span></text:h>
      <text:h text:style-name="Default" text:outline-level="1"><text:s/>59 <text:s/></text:h>
      <text:h text:style-name="Default" text:outline-level="1"><text:s/>60 <text:s text:c="17"/><text:span text:style-name="style2">// check for keypresses</text:span></text:h>
      <text:h text:style-name="Default" text:outline-level="1"><text:s/>61 <text:s text:c="13"/><text:span text:style-name="style5">case </text:span>SDL_KEYDOWN<text:span text:style-name="style10">: <text:s text:c="15"/>{</text:span></text:h>
      <text:h text:style-name="Default" text:outline-level="1"><text:s/>62 <text:s text:c="17"/><text:span text:style-name="style2">// exit if ESCAPE is pressed</text:span></text:h>
      <text:h text:style-name="Default" text:outline-level="1"><text:s/>63 <text:s text:c="17"/><text:span text:style-name="style5">if </text:span><text:span text:style-name="style10">(</text:span>event<text:span text:style-name="style10">.</text:span>key<text:span text:style-name="style10">.</text:span>keysym<text:span text:style-name="style10">.</text:span>sym <text:span text:style-name="style10">== </text:span>SDLK_ESCAPE<text:span text:style-name="style10">)</text:span></text:h>
      <text:h text:style-name="Default" text:outline-level="1"><text:s/>64 <text:s text:c="21"/>done <text:span text:style-name="style10">= </text:span><text:span text:style-name="style5">true</text:span><text:span text:style-name="style10">;</text:span></text:h>
      <text:h text:style-name="Default" text:outline-level="1"><text:s/>65 <text:s text:c="17"/><text:span text:style-name="style5">break</text:span><text:span text:style-name="style10">;</text:span></text:h>
      <text:h text:style-name="Default" text:outline-level="1"><text:s/>66 <text:s text:c="13"/><text:span text:style-name="style10">}</text:span></text:h>
      <text:h text:style-name="Default" text:outline-level="1"><text:s/>67 <text:s text:c="13"/><text:span text:style-name="style5">case </text:span>SDL_MOUSEBUTTONDOWN<text:span text:style-name="style10">: <text:s text:c="12"/>{</text:span></text:h>
      <text:h text:style-name="Default" text:outline-level="1"><text:s/>68 <text:s text:c="17"/><text:span text:style-name="style5">switch</text:span><text:span text:style-name="style10">(</text:span>event<text:span text:style-name="style10">.</text:span>button<text:span text:style-name="style10">.</text:span>button<text:span text:style-name="style10">) {</text:span></text:h>
      <text:h text:style-name="Default" text:outline-level="1"><text:s/>69 <text:s text:c="17"/><text:span text:style-name="style5">case </text:span>SDL_BUTTON_LEFT<text:span text:style-name="style10">: {</text:span></text:h>
      <text:h text:style-name="Default" text:outline-level="1"><text:s/>70 <text:s text:c="21"/><text:span text:style-name="style5">if</text:span><text:span text:style-name="style10">(</text:span>debug<text:span text:style-name="style10">) </text:span>printf<text:span text:style-name="style10">(</text:span><text:span text:style-name="style6">"mouse click catched"</text:span><text:span text:style-name="style10">);</text:span></text:h>
      <text:h text:style-name="Default" text:outline-level="1"><text:s/>71 <text:s text:c="21"/>OnLButtonDown<text:span text:style-name="style10">(</text:span>event<text:span text:style-name="style10">.</text:span>button<text:span text:style-name="style10">.</text:span>x<text:span text:style-name="style10">,</text:span>event<text:span text:style-name="style10">.</text:span>button<text:span text:style-name="style10">.</text:span>y<text:span text:style-name="style10">);</text:span></text:h>
      <text:h text:style-name="Default" text:outline-level="1"><text:s/>72 <text:s text:c="21"/><text:span text:style-name="style5">break</text:span><text:span text:style-name="style10">;</text:span></text:h>
      <text:h text:style-name="Default" text:outline-level="1"><text:s/>73 <text:s text:c="17"/><text:span text:style-name="style10">}</text:span></text:h>
      <text:h text:style-name="Default" text:outline-level="1"><text:s/>74 <text:s text:c="17"/><text:span text:style-name="style10">}</text:span></text:h>
      <text:h text:style-name="Default" text:outline-level="1"><text:s/>75 <text:s text:c="17"/><text:span text:style-name="style5">break</text:span><text:span text:style-name="style10">;</text:span></text:h>
      <text:h text:style-name="Default" text:outline-level="1"><text:s/>76 <text:s text:c="13"/><text:span text:style-name="style10">}</text:span></text:h>
      <text:h text:style-name="Default" text:outline-level="1"><text:s/>77 <text:s/></text:h>
      <text:h text:style-name="Default" text:outline-level="1"><text:s/>78 <text:s text:c="13"/><text:span text:style-name="style5">case </text:span>SDL_MOUSEBUTTONUP<text:span text:style-name="style10">: <text:s text:c="12"/>{</text:span></text:h>
      <text:h text:style-name="Default" text:outline-level="1"><text:s/>79 <text:s text:c="17"/><text:span text:style-name="style5">switch</text:span><text:span text:style-name="style10">(</text:span>event<text:span text:style-name="style10">.</text:span>button<text:span text:style-name="style10">.</text:span>button<text:span text:style-name="style10">) {</text:span></text:h>
      <text:h text:style-name="Default" text:outline-level="1"><text:s/>80 <text:s text:c="17"/><text:span text:style-name="style5">case </text:span>SDL_BUTTON_LEFT<text:span text:style-name="style10">: {</text:span></text:h>
      <text:h text:style-name="Default" text:outline-level="1"><text:s/>81 <text:s text:c="21"/><text:span text:style-name="style5">if</text:span><text:span text:style-name="style10">(</text:span>debug<text:span text:style-name="style10">) </text:span>printf<text:span text:style-name="style10">(</text:span><text:span text:style-name="style6">"mouse click done catched"</text:span><text:span text:style-name="style10">);</text:span></text:h>
      <text:h text:style-name="Default" text:outline-level="1"><text:s/>82 <text:s text:c="21"/>OnLButtonup<text:span text:style-name="style10">(</text:span>event<text:span text:style-name="style10">.</text:span>button<text:span text:style-name="style10">.</text:span>x<text:span text:style-name="style10">,</text:span>event<text:span text:style-name="style10">.</text:span>button<text:span text:style-name="style10">.</text:span>y<text:span text:style-name="style10">);</text:span></text:h>
      <text:h text:style-name="Default" text:outline-level="1"><text:s/>83 <text:s text:c="21"/>printf<text:span text:style-name="style10">(</text:span><text:span text:style-name="style6">"finlbutonup" </text:span><text:span text:style-name="style10">);</text:span></text:h>
      <text:h text:style-name="Default" text:outline-level="1"><text:s/>84 <text:s text:c="21"/><text:span text:style-name="style5">break</text:span><text:span text:style-name="style10">;</text:span></text:h>
      <text:h text:style-name="Default" text:outline-level="1"><text:s/>85 <text:s text:c="17"/><text:span text:style-name="style10">}</text:span></text:h>
      <text:h text:style-name="Default" text:outline-level="1"><text:s/>86 <text:s text:c="17"/><text:span text:style-name="style2">//printf("fin switch 1\n" );</text:span></text:h>
      <text:h text:style-name="Default" text:outline-level="1"><text:s/>87 <text:s text:c="17"/><text:span text:style-name="style10">}</text:span></text:h>
      <text:h text:style-name="Default" text:outline-level="1"><text:s/>88 <text:s text:c="17"/><text:span text:style-name="style5">break</text:span><text:span text:style-name="style10">;</text:span></text:h>
      <text:h text:style-name="Default" text:outline-level="1"><text:s/>89 <text:s text:c="17"/>printf<text:span text:style-name="style10">(</text:span><text:span text:style-name="style6">"fin case mouse \n" </text:span><text:span text:style-name="style10">);</text:span></text:h>
      <text:h text:style-name="Default" text:outline-level="1"><text:s/>90 <text:s text:c="13"/><text:span text:style-name="style10">}</text:span></text:h>
      <text:h text:style-name="Default" text:outline-level="1"><text:s/>91 <text:s text:c="13"/><text:span text:style-name="style10">} </text:span><text:span text:style-name="style2">// end switch</text:span></text:h>
      <text:h text:style-name="Default" text:outline-level="1"><text:s/>92 <text:s text:c="9"/><text:span text:style-name="style10">} </text:span><text:span text:style-name="style2">// end of message processing</text:span></text:h>
      <text:h text:style-name="Default" text:outline-level="1"><text:s/>93 <text:s/></text:h>
      <text:h text:style-name="Default" text:outline-level="1"><text:soft-page-break/><text:s/>94 <text:s text:c="9"/><text:span text:style-name="style2">// DRAWING STARTS HERE</text:span></text:h>
      <text:h text:style-name="Default" text:outline-level="1"><text:s/>95 <text:s/></text:h>
      <text:h text:style-name="Default" text:outline-level="1"><text:s/>96 <text:s text:c="9"/><text:span text:style-name="style2">// clear screen</text:span></text:h>
      <text:h text:style-name="Default" text:outline-level="1"><text:s/>97 <text:s/></text:h>
      <text:h text:style-name="Default" text:outline-level="1"><text:s/>98 <text:s text:c="9"/>SDL_BlitSurface<text:span text:style-name="style10">(</text:span>workspace<text:span text:style-name="style10">,</text:span>NULL<text:span text:style-name="style10">,</text:span>screen<text:span text:style-name="style10">,&amp;</text:span>rec_work<text:span text:style-name="style10">);</text:span></text:h>
      <text:h text:style-name="Default" text:outline-level="1"><text:s/>99 <text:s text:c="9"/><text:span text:style-name="style5">for</text:span><text:span text:style-name="style10">(</text:span><text:span text:style-name="style5">int </text:span>i<text:span text:style-name="style10">=</text:span><text:span text:style-name="style4">0</text:span><text:span text:style-name="style10">; </text:span>i<text:span text:style-name="style10">&lt;</text:span><text:span text:style-name="style4">10</text:span><text:span text:style-name="style10">; </text:span>i<text:span text:style-name="style10">++) { </text:span><text:span text:style-name="style2">//colle les boutons</text:span></text:h>
      <text:h text:style-name="Default" text:outline-level="1">100 <text:s text:c="13"/><text:span text:style-name="style5">if</text:span><text:span text:style-name="style10">(</text:span>button<text:span text:style-name="style10">[</text:span>i<text:span text:style-name="style10">]) </text:span>SDL_BlitSurface<text:span text:style-name="style10">(</text:span>button<text:span text:style-name="style10">[</text:span>i<text:span text:style-name="style10">],</text:span><text:span text:style-name="style4">0</text:span><text:span text:style-name="style10">,</text:span>screen<text:span text:style-name="style10">,&amp;</text:span>posButton<text:span text:style-name="style10">[</text:span>i<text:span text:style-name="style10">]);</text:span></text:h>
      <text:h text:style-name="Default" text:outline-level="1">101 <text:s text:c="9"/><text:span text:style-name="style10">}</text:span></text:h>
      <text:h text:style-name="Default" text:outline-level="1">102 <text:s/></text:h>
      <text:h text:style-name="Default" text:outline-level="1">103 <text:s/></text:h>
      <text:h text:style-name="Default" text:outline-level="1">104 <text:s text:c="9"/><text:span text:style-name="style2">// draw bitmap</text:span></text:h>
      <text:h text:style-name="Default" text:outline-level="1">105 <text:s text:c="9"/><text:span text:style-name="style2">//SDL_BlitSurface(bmp, 0, screen, &amp;dstrect);</text:span></text:h>
      <text:h text:style-name="Default" text:outline-level="1">106 <text:s/></text:h>
      <text:h text:style-name="Default" text:outline-level="1">107 <text:s text:c="9"/><text:span text:style-name="style2">// DRAWING ENDS HERE</text:span></text:h>
      <text:h text:style-name="Default" text:outline-level="1">108 <text:s/></text:h>
      <text:h text:style-name="Default" text:outline-level="1">109 <text:s text:c="9"/><text:span text:style-name="style2">// finally, update the screen :)</text:span></text:h>
      <text:h text:style-name="Default" text:outline-level="1">110 <text:s text:c="9"/>SDL_Flip<text:span text:style-name="style10">(</text:span>screen<text:span text:style-name="style10">);</text:span></text:h>
      <text:h text:style-name="Default" text:outline-level="1">111 <text:s text:c="5"/><text:span text:style-name="style10">} </text:span><text:span text:style-name="style2">// end main loop}</text:span></text:h>
      <text:h text:style-name="Default" text:outline-level="1">112 <text:s/><text:span text:style-name="style10">}</text:span></text:h>
      <text:h text:style-name="Default" text:outline-level="1">113 <text:s/></text:h>
      <text:h text:style-name="Default" text:outline-level="1">114 <text:s/><text:span text:style-name="style5">void </text:span>Frame<text:span text:style-name="style10">::</text:span>OnLButtonDown<text:span text:style-name="style10">(</text:span><text:span text:style-name="style5">int </text:span>x<text:span text:style-name="style10">,</text:span><text:span text:style-name="style5">int </text:span>y<text:span text:style-name="style10">)</text:span></text:h>
      <text:h text:style-name="Default" text:outline-level="1">115 <text:s/><text:span text:style-name="style10">{</text:span></text:h>
      <text:h text:style-name="Default" text:outline-level="1">116 <text:s text:c="5"/><text:span text:style-name="style5">if</text:span><text:span text:style-name="style10">(</text:span>debug<text:span text:style-name="style10">) </text:span>printf<text:span text:style-name="style10">(</text:span><text:span text:style-name="style6">"\n x = %d, y = %d\n"</text:span><text:span text:style-name="style10">,</text:span>x<text:span text:style-name="style10">,</text:span>y<text:span text:style-name="style10">);</text:span></text:h>
      <text:h text:style-name="Default" text:outline-level="1">117 <text:s text:c="5"/><text:span text:style-name="style5">for</text:span><text:span text:style-name="style10">(</text:span><text:span text:style-name="style5">int </text:span>i<text:span text:style-name="style10">=</text:span><text:span text:style-name="style4">0</text:span><text:span text:style-name="style10">; </text:span>i<text:span text:style-name="style10">&lt;</text:span><text:span text:style-name="style4">10</text:span><text:span text:style-name="style10">; </text:span>i<text:span text:style-name="style10">++) {</text:span></text:h>
      <text:h text:style-name="Default" text:outline-level="1">118 <text:s text:c="9"/><text:span text:style-name="style5">if</text:span><text:span text:style-name="style10">(</text:span>button<text:span text:style-name="style10">[</text:span>i<text:span text:style-name="style10">]) {</text:span></text:h>
      <text:h text:style-name="Default" text:outline-level="1">119 <text:s text:c="13"/><text:span text:style-name="style5">if</text:span><text:span text:style-name="style10">(</text:span>x <text:span text:style-name="style10">&gt; </text:span>posButton<text:span text:style-name="style10">[</text:span>i<text:span text:style-name="style10">].</text:span>x <text:span text:style-name="style10">&amp;&amp; </text:span>x <text:span text:style-name="style10">&lt; </text:span>posButton<text:span text:style-name="style10">[</text:span>i<text:span text:style-name="style10">].</text:span>x<text:span text:style-name="style10">+</text:span>button<text:span text:style-name="style10">[</text:span>i<text:span text:style-name="style10">]-&gt;</text:span>clip_rect<text:span text:style-name="style10">.</text:span>w</text:h>
      <text:h text:style-name="Default" text:outline-level="1">120 <text:s text:c="21"/><text:span text:style-name="style10">&amp;&amp; </text:span>y <text:span text:style-name="style10">&gt; </text:span>posButton<text:span text:style-name="style10">[</text:span>i<text:span text:style-name="style10">].</text:span>y <text:span text:style-name="style10">&amp;&amp; </text:span>y <text:span text:style-name="style10">&lt; </text:span>posButton<text:span text:style-name="style10">[</text:span>i<text:span text:style-name="style10">].</text:span>y<text:span text:style-name="style10">+</text:span>button<text:span text:style-name="style10">[</text:span>i<text:span text:style-name="style10">]-&gt;</text:span>clip_rect<text:span text:style-name="style10">.</text:span>h</text:h>
      <text:h text:style-name="Default" text:outline-level="1">121 <text:s text:c="15"/><text:span text:style-name="style10">) {</text:span></text:h>
      <text:h text:style-name="Default" text:outline-level="1">122 <text:s text:c="17"/><text:span text:style-name="style5">if</text:span><text:span text:style-name="style10">(</text:span>debug<text:span text:style-name="style10">) </text:span>printf<text:span text:style-name="style10">(</text:span><text:span text:style-name="style6">"\nbutton click catched\n"</text:span><text:span text:style-name="style10">);</text:span></text:h>
      <text:h text:style-name="Default" text:outline-level="1">123 <text:s text:c="17"/>switchButtonImg<text:span text:style-name="style10">(</text:span>i<text:span text:style-name="style10">,</text:span><text:span text:style-name="style5">true</text:span><text:span text:style-name="style10">) ;</text:span></text:h>
      <text:h text:style-name="Default" text:outline-level="1">124 <text:s/></text:h>
      <text:h text:style-name="Default" text:outline-level="1">125 <text:s text:c="17"/><text:span text:style-name="style5">break</text:span><text:span text:style-name="style10">;</text:span></text:h>
      <text:h text:style-name="Default" text:outline-level="1">126 <text:s text:c="13"/><text:span text:style-name="style10">} </text:span><text:span text:style-name="style5">else if</text:span><text:span text:style-name="style10">(</text:span>debug<text:span text:style-name="style10">) </text:span>printf<text:span text:style-name="style10">(</text:span><text:span text:style-name="style6">"début du bouton : <text:s/>(%d,%d), fin : (%d,%d)\n"</text:span><text:span text:style-name="style10">,</text:span>posButton<text:span text:style-name="style10">[</text:span>i<text:span text:style-name="style10">].</text:span>x<text:span text:style-name="style10">, </text:span>posButton<text:span text:style-name="style10">[</text:span>i<text:span text:style-name="style10">].</text:span>y<text:span text:style-name="style10">,</text:span></text:h>
      <text:h text:style-name="Default" text:outline-level="1">127 <text:s text:c="41"/>posButton<text:span text:style-name="style10">[</text:span>i<text:span text:style-name="style10">].</text:span>x<text:span text:style-name="style10">+</text:span>button<text:span text:style-name="style10">[</text:span>i<text:span text:style-name="style10">]-&gt;</text:span>clip_rect<text:span text:style-name="style10">.</text:span>w<text:span text:style-name="style10">,</text:span>posButton<text:span text:style-name="style10">[</text:span>i<text:span text:style-name="style10">].</text:span>y<text:span text:style-name="style10">+</text:span>button<text:span text:style-name="style10">[</text:span>i<text:span text:style-name="style10">]-&gt;</text:span>clip_rect<text:span text:style-name="style10">.</text:span>h<text:span text:style-name="style10">);</text:span></text:h>
      <text:h text:style-name="Default" text:outline-level="1">128 <text:s/></text:h>
      <text:h text:style-name="Default" text:outline-level="1">129 <text:s text:c="9"/><text:span text:style-name="style10">}</text:span></text:h>
      <text:h text:style-name="Default" text:outline-level="1">130 <text:s text:c="5"/><text:span text:style-name="style10">}</text:span></text:h>
      <text:h text:style-name="Default" text:outline-level="1">131 <text:s/></text:h>
      <text:h text:style-name="Default" text:outline-level="1">132 <text:s/><text:span text:style-name="style10">}</text:span></text:h>
      <text:h text:style-name="Default" text:outline-level="1">133 <text:s/></text:h>
      <text:h text:style-name="Default" text:outline-level="1">134 <text:s/><text:span text:style-name="style5">void </text:span>Frame<text:span text:style-name="style10">::</text:span>OnLButtonup<text:span text:style-name="style10">(</text:span><text:span text:style-name="style5">int </text:span>x<text:span text:style-name="style10">,</text:span><text:span text:style-name="style5">int </text:span>y<text:span text:style-name="style10">)</text:span></text:h>
      <text:h text:style-name="Default" text:outline-level="1">135 <text:s/><text:span text:style-name="style10">{</text:span></text:h>
      <text:h text:style-name="Default" text:outline-level="1">136 <text:s text:c="5"/><text:span text:style-name="style5">for</text:span><text:span text:style-name="style10">(</text:span><text:span text:style-name="style5">int </text:span>i<text:span text:style-name="style10">=</text:span><text:span text:style-name="style4">0</text:span><text:span text:style-name="style10">; </text:span>i<text:span text:style-name="style10">&lt;</text:span><text:span text:style-name="style4">10</text:span><text:span text:style-name="style10">; </text:span>i<text:span text:style-name="style10">++) {</text:span></text:h>
      <text:h text:style-name="Default" text:outline-level="1">137 <text:s text:c="9"/><text:span text:style-name="style5">if</text:span><text:span text:style-name="style10">(</text:span>button<text:span text:style-name="style10">[</text:span>i<text:span text:style-name="style10">]) {</text:span></text:h>
      <text:h text:style-name="Default" text:outline-level="1">138 <text:s text:c="13"/><text:span text:style-name="style5">if</text:span><text:span text:style-name="style10">(</text:span>x <text:span text:style-name="style10">&gt; </text:span>posButton<text:span text:style-name="style10">[</text:span>i<text:span text:style-name="style10">].</text:span>x <text:span text:style-name="style10">&amp;&amp; </text:span>x <text:span text:style-name="style10">&lt; </text:span>posButton<text:span text:style-name="style10">[</text:span>i<text:span text:style-name="style10">].</text:span>x<text:span text:style-name="style10">+</text:span>button<text:span text:style-name="style10">[</text:span>i<text:span text:style-name="style10">]-&gt;</text:span>clip_rect<text:span text:style-name="style10">.</text:span>w</text:h>
      <text:h text:style-name="Default" text:outline-level="1">139 <text:s text:c="21"/><text:span text:style-name="style10">&amp;&amp; </text:span>y <text:span text:style-name="style10">&gt; </text:span>posButton<text:span text:style-name="style10">[</text:span>i<text:span text:style-name="style10">].</text:span>y<text:span text:style-name="style10">&amp;&amp; </text:span>y <text:span text:style-name="style10">&lt; </text:span>posButton<text:span text:style-name="style10">[</text:span>i<text:span text:style-name="style10">].</text:span>y<text:span text:style-name="style10">+</text:span>button<text:span text:style-name="style10">[</text:span>i<text:span text:style-name="style10">]-&gt;</text:span>clip_rect<text:span text:style-name="style10">.</text:span>h</text:h>
      <text:h text:style-name="Default" text:outline-level="1">140 <text:s text:c="15"/><text:span text:style-name="style10">) {</text:span></text:h>
      <text:h text:style-name="Default" text:outline-level="1">141 <text:s text:c="17"/>switchButtonImg<text:span text:style-name="style10">(</text:span>i<text:span text:style-name="style10">,</text:span><text:span text:style-name="style5">false</text:span><text:span text:style-name="style10">) ;</text:span></text:h>
      <text:h text:style-name="Default" text:outline-level="1">142 <text:s text:c="17"/>buttonAction<text:span text:style-name="style10">(</text:span>i<text:span text:style-name="style10">) ;</text:span></text:h>
      <text:h text:style-name="Default" text:outline-level="1">143 <text:s text:c="17"/>printf<text:span text:style-name="style10">( </text:span><text:span text:style-name="style6">"ONLButton"</text:span><text:span text:style-name="style10">);</text:span></text:h>
      <text:h text:style-name="Default" text:outline-level="1">144 <text:s text:c="17"/><text:span text:style-name="style5">break</text:span><text:span text:style-name="style10">;</text:span></text:h>
      <text:h text:style-name="Default" text:outline-level="1">145 <text:s text:c="13"/><text:span text:style-name="style10">}</text:span></text:h>
      <text:h text:style-name="Default" text:outline-level="1">146 <text:s text:c="9"/><text:span text:style-name="style10">}</text:span></text:h>
      <text:h text:style-name="Default" text:outline-level="1">147 <text:s text:c="5"/><text:span text:style-name="style10">}</text:span></text:h>
      <text:h text:style-name="Default" text:outline-level="1">148 <text:s/><text:span text:style-name="style10">}</text:span></text:h>
      <text:h text:style-name="Default" text:outline-level="1">149 <text:s/><text:span text:style-name="style5">void </text:span>Frame<text:span text:style-name="style10">::</text:span>switchButtonImg<text:span text:style-name="style10">(</text:span><text:span text:style-name="style5">int </text:span>i<text:span text:style-name="style10">,</text:span><text:span text:style-name="style5">bool </text:span>state<text:span text:style-name="style10">)</text:span></text:h>
      <text:h text:style-name="Default" text:outline-level="1">150 <text:s/><text:span text:style-name="style10">{</text:span></text:h>
      <text:h text:style-name="Default" text:outline-level="1">151 <text:s text:c="5"/><text:span text:style-name="style5">switch</text:span><text:span text:style-name="style10">(</text:span>i<text:span text:style-name="style10">) {</text:span></text:h>
      <text:h text:style-name="Default" text:outline-level="1">152 <text:s text:c="5"/><text:span text:style-name="style5">case </text:span><text:span text:style-name="style4">0</text:span><text:span text:style-name="style10">: {</text:span></text:h>
      <text:h text:style-name="Default" text:outline-level="1">153 <text:s text:c="9"/><text:span text:style-name="style5">if</text:span><text:span text:style-name="style10">(!</text:span>state<text:span text:style-name="style10">) </text:span>button<text:span text:style-name="style10">[</text:span><text:span text:style-name="style4">0</text:span><text:span text:style-name="style10">] = </text:span>SDL_LoadBMP<text:span text:style-name="style10">(</text:span><text:span text:style-name="style6">"img/bn-init-on.bmp"</text:span><text:span text:style-name="style10">);</text:span></text:h>
      <text:h text:style-name="Default" text:outline-level="1">154 <text:s text:c="9"/><text:span text:style-name="style5">else </text:span>button<text:span text:style-name="style10">[</text:span><text:span text:style-name="style4">0</text:span><text:span text:style-name="style10">] = </text:span>SDL_LoadBMP<text:span text:style-name="style10">(</text:span><text:span text:style-name="style6">"img/bn-init-off.bmp"</text:span><text:span text:style-name="style10">);</text:span></text:h>
      <text:h text:style-name="Default" text:outline-level="1">155 <text:s text:c="9"/>SDL_UpdateRect<text:span text:style-name="style10">(</text:span>button<text:span text:style-name="style10">[</text:span><text:span text:style-name="style4">0</text:span><text:span text:style-name="style10">]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);</text:span></text:h>
      <text:h text:style-name="Default" text:outline-level="1">156 <text:s text:c="9"/><text:span text:style-name="style5">break</text:span><text:span text:style-name="style10">;</text:span></text:h>
      <text:h text:style-name="Default" text:outline-level="1">157 <text:s text:c="5"/><text:span text:style-name="style10">}</text:span></text:h>
      <text:h text:style-name="Default" text:outline-level="1">158 <text:s text:c="5"/><text:span text:style-name="style5">case </text:span><text:span text:style-name="style4">1</text:span><text:span text:style-name="style10">: {</text:span></text:h>
      <text:h text:style-name="Default" text:outline-level="1">159 <text:s text:c="9"/><text:span text:style-name="style5">if</text:span><text:span text:style-name="style10">(!</text:span>state<text:span text:style-name="style10">) </text:span>button<text:span text:style-name="style10">[</text:span><text:span text:style-name="style4">1</text:span><text:span text:style-name="style10">] = </text:span>SDL_LoadBMP<text:span text:style-name="style10">(</text:span><text:span text:style-name="style6">"img/bn-interpo1-on.bmp"</text:span><text:span text:style-name="style10">);</text:span></text:h>
      <text:h text:style-name="Default" text:outline-level="1">160 <text:s text:c="9"/><text:span text:style-name="style5">else </text:span>button<text:span text:style-name="style10">[</text:span><text:span text:style-name="style4">1</text:span><text:span text:style-name="style10">] = </text:span>SDL_LoadBMP<text:span text:style-name="style10">(</text:span><text:span text:style-name="style6">"img/bn-interpo1-off.bmp"</text:span><text:span text:style-name="style10">);</text:span></text:h>
      <text:h text:style-name="Default" text:outline-level="1">161 <text:s text:c="9"/>SDL_UpdateRect<text:span text:style-name="style10">(</text:span>button<text:span text:style-name="style10">[</text:span><text:span text:style-name="style4">1</text:span><text:span text:style-name="style10">]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);</text:span></text:h>
      <text:h text:style-name="Default" text:outline-level="1">162 <text:s text:c="9"/><text:span text:style-name="style5">break</text:span><text:span text:style-name="style10">;</text:span></text:h>
      <text:h text:style-name="Default" text:outline-level="1">163 <text:s text:c="5"/><text:span text:style-name="style10">}</text:span></text:h>
      <text:h text:style-name="Default" text:outline-level="1">164 <text:s text:c="5"/><text:span text:style-name="style10">}</text:span></text:h>
      <text:h text:style-name="Default" text:outline-level="1">165 <text:s/><text:span text:style-name="style10">}</text:span></text:h>
      <text:h text:style-name="Default" text:outline-level="1">166 <text:s/></text:h>
      <text:h text:style-name="Default" text:outline-level="1">167 <text:s/><text:span text:style-name="style5">void </text:span>Frame<text:span text:style-name="style10">::</text:span>buttonAction<text:span text:style-name="style10">(</text:span><text:span text:style-name="style5">int </text:span>i<text:span text:style-name="style10">)</text:span></text:h>
      <text:h text:style-name="Default" text:outline-level="1">168 <text:s/><text:span text:style-name="style10">{</text:span></text:h>
      <text:h text:style-name="Default" text:outline-level="1">169 <text:s text:c="5"/><text:span text:style-name="style5">switch</text:span><text:span text:style-name="style10">(</text:span>i<text:span text:style-name="style10">) {</text:span></text:h>
      <text:h text:style-name="Default" text:outline-level="1">170 <text:s text:c="5"/><text:span text:style-name="style5">case </text:span><text:span text:style-name="style4">0</text:span><text:span text:style-name="style10">: {</text:span></text:h>
      <text:h text:style-name="Default" text:outline-level="1">171 <text:s text:c="9"/>pt <text:span text:style-name="style10">= </text:span>app<text:span text:style-name="style10">.</text:span>openFile<text:span text:style-name="style10">(); </text:span><text:span text:style-name="style2">//obtenir la liste;</text:span></text:h>
      <text:h text:style-name="Default" text:outline-level="1">172 <text:s text:c="9"/>Val <text:span text:style-name="style10">*</text:span>ptStart <text:span text:style-name="style10">= </text:span>pt<text:span text:style-name="style10">;</text:span></text:h>
      <text:h text:style-name="Default" text:outline-level="1">173 <text:s text:c="9"/>wrkXMax <text:span text:style-name="style10">= </text:span>app<text:span text:style-name="style10">.</text:span>getNbVals<text:span text:style-name="style10">(); </text:span><text:span text:style-name="style2">//X max</text:span></text:h>
      <text:h text:style-name="Default" text:outline-level="1">174 <text:s text:c="9"/>wrkYMax <text:span text:style-name="style10">= </text:span><text:span text:style-name="style4">1</text:span><text:span text:style-name="style10">;</text:span></text:h>
      <text:h text:style-name="Default" text:outline-level="1">175 <text:s text:c="9"/><text:span text:style-name="style5">for </text:span><text:span text:style-name="style10">(</text:span><text:span text:style-name="style5">int </text:span>i<text:span text:style-name="style10">=</text:span><text:span text:style-name="style4">0</text:span><text:span text:style-name="style10">; </text:span>i<text:span text:style-name="style10">&lt; </text:span>wrkXMax<text:span text:style-name="style10">; </text:span>i<text:span text:style-name="style10">++) { </text:span><text:span text:style-name="style2">// y max</text:span></text:h>
      <text:h text:style-name="Default" text:outline-level="1">176 <text:s text:c="13"/><text:span text:style-name="style5">if </text:span><text:span text:style-name="style10">(</text:span>pt<text:span text:style-name="style10">-&gt;</text:span>y <text:span text:style-name="style10">&gt; </text:span>wrkYMax<text:span text:style-name="style10">) {</text:span></text:h>
      <text:h text:style-name="Default" text:outline-level="1">177 <text:s text:c="17"/>wrkYMax <text:span text:style-name="style10">= </text:span>pt<text:span text:style-name="style10">-&gt;</text:span>y<text:span text:style-name="style10">;</text:span></text:h>
      <text:h text:style-name="Default" text:outline-level="1">178 <text:s text:c="17"/><text:span text:style-name="style5">if</text:span><text:span text:style-name="style10">(</text:span>debug<text:span text:style-name="style10">)</text:span>printf<text:span text:style-name="style10">(</text:span><text:span text:style-name="style6">"plusgrand = %d\n"</text:span><text:span text:style-name="style10">,</text:span>wrkYMax<text:span text:style-name="style10">);</text:span></text:h>
      <text:h text:style-name="Default" text:outline-level="1">179 <text:s text:c="13"/><text:span text:style-name="style10">}</text:span></text:h>
      <text:h text:style-name="Default" text:outline-level="1">180 <text:s text:c="13"/>printf<text:span text:style-name="style10">(</text:span><text:span text:style-name="style6">"wrkYMax = %d\n"</text:span><text:span text:style-name="style10">, </text:span>wrkYMax<text:span text:style-name="style10">);</text:span></text:h>
      <text:h text:style-name="Default" text:outline-level="1">181 <text:s text:c="13"/>pt<text:span text:style-name="style10">++;</text:span></text:h>
      <text:h text:style-name="Default" text:outline-level="1">182 <text:s text:c="9"/><text:span text:style-name="style10">}</text:span></text:h>
      <text:h text:style-name="Default" text:outline-level="1">183 <text:s text:c="9"/>pt <text:span text:style-name="style10">= </text:span>ptStart<text:span text:style-name="style10">;</text:span></text:h>
      <text:h text:style-name="Default" text:outline-level="1">184 <text:s text:c="9"/><text:span text:style-name="style2">// printf("ici\n");</text:span></text:h>
      <text:h text:style-name="Default" text:outline-level="1"><text:soft-page-break/>185 <text:s/></text:h>
      <text:h text:style-name="Default" text:outline-level="1">186 <text:s text:c="9"/>wrkXPas <text:span text:style-name="style10">= </text:span>rec_work<text:span text:style-name="style10">.</text:span>w <text:span text:style-name="style10">/ </text:span>wrkXMax<text:span text:style-name="style10">; <text:s text:c="2"/></text:span><text:span text:style-name="style2">// les 2 pas</text:span></text:h>
      <text:h text:style-name="Default" text:outline-level="1">187 <text:s text:c="9"/>wrkYPas <text:span text:style-name="style10">= </text:span>rec_work<text:span text:style-name="style10">.</text:span>h <text:span text:style-name="style10">/</text:span>wrkYMax<text:span text:style-name="style10">;</text:span></text:h>
      <text:h text:style-name="Default" text:outline-level="1">188 <text:s/></text:h>
      <text:h text:style-name="Default" text:outline-level="1">189 <text:s text:c="9"/><text:span text:style-name="style5">unsigned int </text:span>x<text:span text:style-name="style10">;</text:span></text:h>
      <text:h text:style-name="Default" text:outline-level="1">190 <text:s text:c="9"/><text:span text:style-name="style5">unsigned int </text:span>y<text:span text:style-name="style10">;</text:span></text:h>
      <text:h text:style-name="Default" text:outline-level="1">191 <text:s/></text:h>
      <text:h text:style-name="Default" text:outline-level="1">192 <text:s text:c="9"/><text:span text:style-name="style5">if </text:span><text:span text:style-name="style10">( </text:span>SDL_MUSTLOCK<text:span text:style-name="style10">(</text:span>screen<text:span text:style-name="style10">) ) {</text:span></text:h>
      <text:h text:style-name="Default" text:outline-level="1">193 <text:s text:c="13"/><text:span text:style-name="style5">if </text:span><text:span text:style-name="style10">( </text:span>SDL_LockSurface<text:span text:style-name="style10">(</text:span>workspace<text:span text:style-name="style10">) &lt; </text:span><text:span text:style-name="style4">0 </text:span><text:span text:style-name="style10">) {</text:span></text:h>
      <text:h text:style-name="Default" text:outline-level="1">194 <text:s text:c="17"/>printf<text:span text:style-name="style10">( </text:span><text:span text:style-name="style6">"Can't lock screen: %s\n"</text:span><text:span text:style-name="style10">, </text:span>SDL_GetError<text:span text:style-name="style10">());</text:span></text:h>
      <text:h text:style-name="Default" text:outline-level="1">195 <text:s text:c="17"/><text:span text:style-name="style5">return</text:span><text:span text:style-name="style10">;</text:span></text:h>
      <text:h text:style-name="Default" text:outline-level="1">196 <text:s text:c="13"/><text:span text:style-name="style10">}</text:span></text:h>
      <text:h text:style-name="Default" text:outline-level="1">197 <text:s text:c="9"/><text:span text:style-name="style10">}</text:span></text:h>
      <text:h text:style-name="Default" text:outline-level="1">198 <text:s/></text:h>
      <text:h text:style-name="Default" text:outline-level="1">199 <text:s text:c="9"/><text:span text:style-name="style5">for </text:span><text:span text:style-name="style10">(</text:span><text:span text:style-name="style5">int </text:span>i<text:span text:style-name="style10">=</text:span><text:span text:style-name="style4">0</text:span><text:span text:style-name="style10">; </text:span>i<text:span text:style-name="style10">&lt; </text:span>wrkXMax<text:span text:style-name="style10">; </text:span>i<text:span text:style-name="style10">++) {</text:span></text:h>
      <text:h text:style-name="Default" text:outline-level="1">200 <text:s/></text:h>
      <text:h text:style-name="Default" text:outline-level="1">201 <text:s text:c="13"/>x<text:span text:style-name="style10">= </text:span>pt<text:span text:style-name="style10">-&gt;</text:span>x<text:span text:style-name="style10">*</text:span>wrkXPas<text:span text:style-name="style10">+</text:span>rec_work<text:span text:style-name="style10">.</text:span>x<text:span text:style-name="style10">-</text:span><text:span text:style-name="style4">2</text:span><text:span text:style-name="style10">;</text:span></text:h>
      <text:h text:style-name="Default" text:outline-level="1">202 <text:s text:c="13"/>y<text:span text:style-name="style10">= </text:span>rec_work<text:span text:style-name="style10">.</text:span>h<text:span text:style-name="style10">-(</text:span>pt<text:span text:style-name="style10">-&gt;</text:span>y<text:span text:style-name="style10">*</text:span>wrkYPas<text:span text:style-name="style10">)-</text:span><text:span text:style-name="style4">2</text:span><text:span text:style-name="style10">;</text:span></text:h>
      <text:h text:style-name="Default" text:outline-level="1">203 <text:s text:c="13"/>printf<text:span text:style-name="style10">(</text:span><text:span text:style-name="style6">"i = %d\t x = %d \t y = %d\n"</text:span><text:span text:style-name="style10">,</text:span>i<text:span text:style-name="style10">,</text:span>x<text:span text:style-name="style10">,</text:span>y<text:span text:style-name="style10">);</text:span></text:h>
      <text:h text:style-name="Default" text:outline-level="1">204 <text:s text:c="13"/>lib<text:span text:style-name="style10">.</text:span>point<text:span text:style-name="style10">(</text:span>workspace<text:span text:style-name="style10">,</text:span>x <text:span text:style-name="style10">, </text:span>y<text:span text:style-name="style10">, </text:span>lib<text:span text:style-name="style10">.</text:span>couleurs<text:span text:style-name="style10">[</text:span>lib<text:span text:style-name="style10">.</text:span>C_BLEU<text:span text:style-name="style10">]);</text:span></text:h>
      <text:h text:style-name="Default" text:outline-level="1">205 <text:s text:c="13"/>pt<text:span text:style-name="style10">++;</text:span></text:h>
      <text:h text:style-name="Default" text:outline-level="1">206 <text:s text:c="9"/><text:span text:style-name="style10">}</text:span></text:h>
      <text:h text:style-name="Default" text:outline-level="1">207 <text:s text:c="9"/><text:span text:style-name="style5">if </text:span><text:span text:style-name="style10">( </text:span>SDL_MUSTLOCK<text:span text:style-name="style10">(</text:span>workspace<text:span text:style-name="style10">) ) </text:span>SDL_UnlockSurface<text:span text:style-name="style10">(</text:span>workspace<text:span text:style-name="style10">);</text:span></text:h>
      <text:h text:style-name="Default" text:outline-level="1">208 <text:s text:c="9"/>printf<text:span text:style-name="style10">(</text:span><text:span text:style-name="style6">"workspace coords : x:%d,%d\t y: %d,%d\n"</text:span><text:span text:style-name="style10">,</text:span>rec_work<text:span text:style-name="style10">.</text:span>x<text:span text:style-name="style10">,</text:span>rec_work<text:span text:style-name="style10">.</text:span>x<text:span text:style-name="style10">+</text:span>rec_work<text:span text:style-name="style10">.</text:span>w<text:span text:style-name="style10">,</text:span>rec_work<text:span text:style-name="style10">.</text:span>y<text:span text:style-name="style10">,</text:span>rec_work<text:span text:style-name="style10">.</text:span>y<text:span text:style-name="style10">+</text:span>rec_work<text:span text:style-name="style10">.</text:span>h<text:span text:style-name="style10">);</text:span></text:h>
      <text:h text:style-name="Default" text:outline-level="1">209 <text:s text:c="9"/>SDL_UpdateRect<text:span text:style-name="style10">(</text:span>workspace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);</text:span></text:h>
      <text:h text:style-name="Default" text:outline-level="1">210 <text:s text:c="9"/><text:span text:style-name="style5">break</text:span><text:span text:style-name="style10">;</text:span></text:h>
      <text:h text:style-name="Default" text:outline-level="1">211 <text:s text:c="5"/><text:span text:style-name="style10">}</text:span></text:h>
      <text:h text:style-name="Default" text:outline-level="1">212 <text:s text:c="5"/><text:span text:style-name="style5">case </text:span><text:span text:style-name="style4">1</text:span><text:span text:style-name="style10">:</text:span></text:h>
      <text:h text:style-name="Default" text:outline-level="1">213 <text:s text:c="5"/><text:span text:style-name="style5">case </text:span><text:span text:style-name="style4">2</text:span><text:span text:style-name="style10">:</text:span></text:h>
      <text:h text:style-name="Default" text:outline-level="1">214 <text:s text:c="9"/><text:span text:style-name="style5">break</text:span><text:span text:style-name="style10">;</text:span></text:h>
      <text:h text:style-name="Default" text:outline-level="1">215 <text:s/></text:h>
      <text:h text:style-name="Default" text:outline-level="1">216 <text:s/></text:h>
      <text:h text:style-name="Default" text:outline-level="1">217 <text:s text:c="5"/><text:span text:style-name="style10">}</text:span></text:h>
      <text:h text:style-name="Default" text:outline-level="1">218 <text:s/></text:h>
      <text:h text:style-name="Default" text:outline-level="1">219 <text:s/><text:span text:style-name="style10">}</text:span></text:h>
      <text:h text:style-name="Default" text:outline-level="1">220 <text:s/></text:h>
      <text:h text:style-name="Default" text:outline-level="1">221 <text:s/></text:h>
      <text:h text:style-name="Default" text:outline-level="1">222 <text:s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class="text">
      <style:text-properties style:font-name="monospace"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yle0" style:family="text">
      <style:text-properties fo:color="#000000" style:font-name="monospace" fo:background-color="#ffffff"/>
    </style:style>
    <style:style style:name="style1" style:family="text">
      <style:text-properties fo:color="#4d4d4d" style:font-name="monospace"/>
    </style:style>
    <style:style style:name="style2" style:family="text">
      <style:text-properties fo:color="#4d4d4d" style:font-name="monospace"/>
    </style:style>
    <style:style style:name="style3" style:family="text">
      <style:text-properties fo:color="#4d4d4d" style:font-name="monospace" fo:font-weight="bold"/>
    </style:style>
    <style:style style:name="style15" style:family="text">
      <style:text-properties fo:color="#4d4d4d" style:font-name="monospace" fo:font-weight="bold"/>
    </style:style>
    <style:style style:name="style17" style:family="text">
      <style:text-properties fo:color="#4d4d4d" style:font-name="monospace"/>
    </style:style>
    <style:style style:name="style18" style:family="text">
      <style:text-properties fo:color="#4d4d4d" style:font-name="monospace"/>
    </style:style>
    <style:style style:name="style4" style:family="text">
      <style:text-properties fo:color="#000000" style:font-name="monospace" fo:font-weight="bold"/>
    </style:style>
    <style:style style:name="style5" style:family="text">
      <style:text-properties fo:color="#000000" style:font-name="monospace" fo:font-weight="bold"/>
    </style:style>
    <style:style style:name="style16" style:family="text">
      <style:text-properties fo:color="#000000" style:font-name="monospace" fo:font-weight="bold"/>
    </style:style>
    <style:style style:name="style6" style:family="text">
      <style:text-properties fo:color="#000000" style:font-name="monospace" fo:font-style="italic"/>
    </style:style>
    <style:style style:name="style12" style:family="text">
      <style:text-properties fo:color="#000000" style:font-name="monospace" fo:font-style="italic"/>
    </style:style>
    <style:style style:name="style7" style:family="text">
      <style:text-properties fo:color="#000000" style:font-name="monospace" fo:font-style="italic"/>
    </style:style>
    <style:style style:name="style8" style:family="text">
      <style:text-properties fo:color="#000000" style:font-name="monospace"/>
    </style:style>
    <style:style style:name="style9" style:family="text">
      <style:text-properties fo:color="#848484" style:font-name="monospace"/>
    </style:style>
    <style:style style:name="style10" style:family="text">
      <style:text-properties fo:color="#000000" style:font-name="monospace" fo:font-weight="bold"/>
    </style:style>
    <style:style style:name="style34" style:family="text">
      <style:text-properties fo:color="#000000" style:font-name="monospace" fo:font-weight="bold" fo:background-color="#80ffff"/>
    </style:style>
    <style:style style:name="style35" style:family="text">
      <style:text-properties fo:color="#ffffff" style:font-name="monospace" fo:font-weight="bold" fo:background-color="#ff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0.06pt solid #000000" fo:border-bottom="none" fo:border-left="none" fo:border-right="none" fo:padding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602</meta:generator>
    <dc:title>Source file exported from Code::Blocks Source Exporter plugin</dc:title>
    <meta:print-date>2012-04-14T15:43:44</meta:print-date>
    <meta:document-statistic meta:table-count="0" meta:image-count="0" meta:object-count="0" meta:page-count="3" meta:paragraph-count="222" meta:word-count="766" meta:character-count="7087" meta:non-whitespace-character-count="4518"/>
    <dc:date>2012-04-15T11:41:48</dc:date>
    <meta:editing-duration>PT19H59M7S</meta:editing-duration>
    <meta:editing-cycles>1</meta:editing-cycles>
  </office:meta>
</office:document-meta>
</file>